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.145cm" fo:margin-left="0cm" style:page-number="auto" table:align="left" style:writing-mode="lr-tb"/>
    </style:style>
    <style:style style:name="Table1.A" style:family="table-column">
      <style:table-column-properties style:column-width="0.787cm"/>
    </style:style>
    <style:style style:name="Table1.B" style:family="table-column">
      <style:table-column-properties style:column-width="1.707cm"/>
    </style:style>
    <style:style style:name="Table1.C" style:family="table-column">
      <style:table-column-properties style:column-width="3.214cm"/>
    </style:style>
    <style:style style:name="Table1.D" style:family="table-column">
      <style:table-column-properties style:column-width="8.384cm"/>
    </style:style>
    <style:style style:name="Table1.E" style:family="table-column">
      <style:table-column-properties style:column-width="3.05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12" style:family="table-cell">
      <style:table-cell-properties style:vertical-align="top" fo:background-color="#330066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E12" style:family="table-cell">
      <style:table-cell-properties style:vertical-align="top" fo:background-color="#33006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C14" style:family="table-cell">
      <style:table-cell-properties style:vertical-align="top" fo:padding="0.097cm" fo:border-left="0.1pt solid #6666ff" fo:border-right="none" fo:border-top="none" fo:border-bottom="0.1pt solid #6666ff" style:writing-mode="lr-tb"/>
    </style:style>
    <style:style style:name="Table1.D14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15" style:family="table-cell">
      <style:table-cell-properties style:vertical-align="top" fo:padding="0.097cm" fo:border-left="0.1pt solid #6666ff" fo:border-right="none" fo:border-top="none" fo:border-bottom="0.1pt solid #6666ff" style:writing-mode="lr-tb"/>
    </style:style>
    <style:style style:name="Table1.C16" style:family="table-cell">
      <style:table-cell-properties style:vertical-align="top" fo:background-color="#66cc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D17" style:family="table-cell">
      <style:table-cell-properties style:vertical-align="top" fo:background-color="#eeeee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19" style:family="table-cell">
      <style:table-cell-properties style:vertical-align="top" fo:background-color="#ffff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21" style:family="table-cell">
      <style:table-cell-properties style:vertical-align="top" fo:background-color="#ffcc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25" style:family="table-cell">
      <style:table-cell-properties style:vertical-align="top" fo:background-color="#00cc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31" style:family="table-cell">
      <style:table-cell-properties style:vertical-align="top" fo:background-color="#00cc00" fo:padding="0.097cm" fo:border-left="0.1pt solid #ffffff" fo:border-right="none" fo:border-top="none" fo:border-bottom="0.1pt solid #ffffff" style:writing-mode="lr-tb">
        <style:background-image/>
      </style:table-cell-properties>
    </style:style>
    <style:style style:name="Table1.D33" style:family="table-cell">
      <style:table-cell-properties style:vertical-align="top" fo:background-color="#ccccc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41" style:family="table-cell">
      <style:table-cell-properties style:vertical-align="top" fo:background-color="#9966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55" style:family="table-cell">
      <style:table-cell-properties style:vertical-align="top" fo:background-color="#ffff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E55" style:family="table-cell">
      <style:table-cell-properties style:vertical-align="top" fo:background-color="#ffff0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56" style:family="table-cell">
      <style:table-cell-properties style:vertical-align="top" fo:background-color="#cfe7f5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E56" style:family="table-cell">
      <style:table-cell-properties style:vertical-align="top" fo:background-color="#cfe7f5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" style:family="table">
      <style:table-properties style:width="6.899cm" table:align="left" style:shadow="none" style:writing-mode="lr-tb"/>
    </style:style>
    <style:style style:name="Table2.A" style:family="table-column">
      <style:table-column-properties style:column-width="1cm"/>
    </style:style>
    <style:style style:name="Table2.G" style:family="table-column">
      <style:table-column-properties style:column-width="0.8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996699" fo:padding="0.097cm" fo:border-left="0.05pt solid #000000" fo:border-right="none" fo:border-top="none" fo:border-bottom="0.05pt solid #000000">
        <style:background-image/>
      </style:table-cell-properties>
    </style:style>
    <style:style style:name="Table2.G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406cm" table:align="left" style:writing-mode="lr-tb"/>
    </style:style>
    <style:style style:name="Table3.A" style:family="table-column">
      <style:table-column-properties style:column-width="1.095cm"/>
    </style:style>
    <style:style style:name="Table3.B" style:family="table-column">
      <style:table-column-properties style:column-width="1.002cm"/>
    </style:style>
    <style:style style:name="Table3.E" style:family="table-column">
      <style:table-column-properties style:column-width="2.305cm"/>
    </style:style>
    <style:style style:name="Table3.B1" style:family="table-cell">
      <style:table-cell-properties fo:background-color="#00cc00">
        <style:background-image/>
      </style:table-cell-properties>
    </style:style>
    <style:style style:name="Table3.C1" style:family="table-cell">
      <style:table-cell-properties fo:background-color="#996699">
        <style:background-image/>
      </style:table-cell-properties>
    </style:style>
    <style:style style:name="Table3.D1" style:family="table-cell">
      <style:table-cell-properties fo:background-color="#ffcc00">
        <style:background-image/>
      </style:table-cell-properties>
    </style:style>
    <style:style style:name="Table3.E1" style:family="table-cell">
      <style:table-cell-properties fo:background-color="#e6e6ff">
        <style:background-image/>
      </style:table-cell-properties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0fe938" officeooo:paragraph-rsid="000fe938"/>
    </style:style>
    <style:style style:name="P3" style:family="paragraph" style:parent-style-name="Table_20_Contents">
      <style:text-properties style:font-name-asian="Liberation Serif1" style:font-name-complex="Liberation Serif1"/>
    </style:style>
    <style:style style:name="P4" style:family="paragraph" style:parent-style-name="Table_20_Contents">
      <style:text-properties officeooo:rsid="001420a9" officeooo:paragraph-rsid="001420a9"/>
    </style:style>
    <style:style style:name="P5" style:family="paragraph" style:parent-style-name="Standard">
      <style:text-properties officeooo:rsid="00129345" officeooo:paragraph-rsid="00129345"/>
    </style:style>
    <style:style style:name="P6" style:family="paragraph" style:parent-style-name="Standard">
      <style:text-properties officeooo:paragraph-rsid="00129345"/>
    </style:style>
    <style:style style:name="P7" style:family="paragraph" style:parent-style-name="Standard">
      <style:text-properties fo:font-weight="bold" officeooo:rsid="00129345" officeooo:paragraph-rsid="00129345" style:font-weight-asian="bold" style:font-weight-complex="bold"/>
    </style:style>
    <style:style style:name="P8" style:family="paragraph" style:parent-style-name="Standard">
      <style:text-properties officeooo:rsid="00161ae7" officeooo:paragraph-rsid="00180967"/>
    </style:style>
    <style:style style:name="P9" style:family="paragraph" style:parent-style-name="Standard">
      <style:text-properties officeooo:rsid="00161ae7" officeooo:paragraph-rsid="0018faca"/>
    </style:style>
    <style:style style:name="P10" style:family="paragraph" style:parent-style-name="Standard">
      <style:text-properties officeooo:rsid="0018faca" officeooo:paragraph-rsid="0018faca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text-properties officeooo:rsid="00180967" officeooo:paragraph-rsid="0018faca"/>
    </style:style>
    <style:style style:name="P13" style:family="paragraph" style:parent-style-name="Standard">
      <style:text-properties officeooo:rsid="0018faca" officeooo:paragraph-rsid="0018faca"/>
    </style:style>
    <style:style style:name="P14" style:family="paragraph" style:parent-style-name="Table_20_Contents">
      <style:paragraph-properties style:snap-to-layout-grid="false"/>
      <style:text-properties officeooo:rsid="001b35f1" officeooo:paragraph-rsid="001b35f1"/>
    </style:style>
    <style:style style:name="P15" style:family="paragraph" style:parent-style-name="Table_20_Contents">
      <style:text-properties officeooo:rsid="001b35f1" officeooo:paragraph-rsid="001b35f1"/>
    </style:style>
    <style:style style:name="P16" style:family="paragraph" style:parent-style-name="Table_20_Contents">
      <style:paragraph-properties style:snap-to-layout-grid="false"/>
      <style:text-properties officeooo:rsid="001420a9" officeooo:paragraph-rsid="001420a9"/>
    </style:style>
    <style:style style:name="P17" style:family="paragraph" style:parent-style-name="Table_20_Contents">
      <style:text-properties officeooo:rsid="001420a9" officeooo:paragraph-rsid="001420a9"/>
    </style:style>
    <style:style style:name="P18" style:family="paragraph" style:parent-style-name="Table_20_Contents">
      <style:paragraph-properties style:snap-to-layout-grid="false"/>
    </style:style>
    <style:style style:name="P19" style:family="paragraph" style:parent-style-name="Table_20_Contents">
      <style:text-properties fo:background-color="transparent"/>
    </style:style>
    <style:style style:name="P20" style:family="paragraph" style:parent-style-name="Table_20_Contents">
      <style:paragraph-properties style:snap-to-layout-grid="false"/>
      <style:text-properties fo:background-color="transparent"/>
    </style:style>
    <style:style style:name="P21" style:family="paragraph" style:parent-style-name="Table_20_Contents">
      <style:text-properties officeooo:rsid="001b35f1" officeooo:paragraph-rsid="001b35f1" fo:background-color="transparent"/>
    </style:style>
    <style:style style:name="P22" style:family="paragraph" style:parent-style-name="Table_20_Contents">
      <style:paragraph-properties style:snap-to-layout-grid="false"/>
      <style:text-properties officeooo:rsid="001b35f1" officeooo:paragraph-rsid="001b35f1" fo:background-color="transparent"/>
    </style:style>
    <style:style style:name="P23" style:family="paragraph" style:parent-style-name="Table_20_Contents">
      <style:text-properties officeooo:rsid="001c58aa" officeooo:paragraph-rsid="001c58aa"/>
    </style:style>
    <style:style style:name="P24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bold" officeooo:rsid="001c58aa" officeooo:paragraph-rsid="001c58aa" style:font-weight-asian="bold" style:font-weight-complex="bold"/>
    </style:style>
    <style:style style:name="P25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bold" officeooo:rsid="001c58aa" officeooo:paragraph-rsid="001da776" style:font-weight-asian="bold" style:font-weight-complex="bold"/>
    </style:style>
    <style:style style:name="P26" style:family="paragraph" style:parent-style-name="Table_20_Contents">
      <loext:graphic-properties draw:fill="solid" draw:fill-color="#ffffff" draw:opacity="100%"/>
      <style:paragraph-properties fo:background-color="#ffffff"/>
      <style:text-properties fo:font-weight="bold" officeooo:rsid="0023a003" officeooo:paragraph-rsid="0023a003" style:font-weight-asian="bold" style:font-weight-complex="bold"/>
    </style:style>
    <style:style style:name="P27" style:family="paragraph" style:parent-style-name="Table_20_Contents">
      <loext:graphic-properties draw:fill="solid" draw:fill-color="#cfe7f5" draw:opacity="100%"/>
      <style:paragraph-properties fo:background-color="#cfe7f5"/>
      <style:text-properties fo:font-weight="bold" officeooo:rsid="002c5105" officeooo:paragraph-rsid="002c5105" style:font-weight-asian="bold" style:font-weight-complex="bold"/>
    </style:style>
    <style:style style:name="P28" style:family="paragraph" style:parent-style-name="Table_20_Contents">
      <style:text-properties officeooo:rsid="001da776" officeooo:paragraph-rsid="001da776"/>
    </style:style>
    <style:style style:name="P29" style:family="paragraph" style:parent-style-name="Table_20_Contents">
      <style:paragraph-properties style:snap-to-layout-grid="false"/>
      <style:text-properties officeooo:rsid="001da776" officeooo:paragraph-rsid="001da776"/>
    </style:style>
    <style:style style:name="P30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normal" officeooo:rsid="001da776" officeooo:paragraph-rsid="001da776" style:font-weight-asian="normal" style:font-weight-complex="normal"/>
    </style:style>
    <style:style style:name="P31" style:family="paragraph" style:parent-style-name="Table_20_Contents">
      <style:paragraph-properties style:snap-to-layout-grid="false"/>
      <style:text-properties officeooo:rsid="001ee76c" officeooo:paragraph-rsid="001ee76c"/>
    </style:style>
    <style:style style:name="P32" style:family="paragraph" style:parent-style-name="Table_20_Contents">
      <style:text-properties officeooo:rsid="001ee76c" officeooo:paragraph-rsid="001ee76c"/>
    </style:style>
    <style:style style:name="P33" style:family="paragraph" style:parent-style-name="Table_20_Contents">
      <loext:graphic-properties draw:fill="solid" draw:fill-color="#00cc33" draw:opacity="100%"/>
      <style:paragraph-properties fo:background-color="#00cc33"/>
      <style:text-properties officeooo:rsid="001ee76c" officeooo:paragraph-rsid="001ee76c"/>
    </style:style>
    <style:style style:name="P34" style:family="paragraph" style:parent-style-name="Table_20_Contents">
      <style:text-properties officeooo:rsid="00129345" officeooo:paragraph-rsid="00129345"/>
    </style:style>
    <style:style style:name="P35" style:family="paragraph" style:parent-style-name="Table_20_Contents">
      <style:paragraph-properties style:snap-to-layout-grid="false"/>
      <style:text-properties officeooo:rsid="0023a003" officeooo:paragraph-rsid="0023a003"/>
    </style:style>
    <style:style style:name="P36" style:family="paragraph" style:parent-style-name="Table_20_Contents">
      <loext:graphic-properties draw:fill="solid" draw:fill-color="#ffff00" draw:opacity="100%"/>
      <style:paragraph-properties fo:background-color="#ffff00" style:snap-to-layout-grid="false"/>
      <style:text-properties officeooo:rsid="0023a003" officeooo:paragraph-rsid="0023a003"/>
    </style:style>
    <style:style style:name="P37" style:family="paragraph" style:parent-style-name="Table_20_Contents">
      <style:text-properties officeooo:rsid="0023a003" officeooo:paragraph-rsid="0023a003"/>
    </style:style>
    <style:style style:name="P38" style:family="paragraph" style:parent-style-name="Table_20_Contents">
      <loext:graphic-properties draw:fill="solid" draw:fill-color="#ffffff" draw:opacity="100%"/>
      <style:paragraph-properties fo:background-color="#ffffff"/>
      <style:text-properties officeooo:rsid="0023a003" officeooo:paragraph-rsid="0023a003"/>
    </style:style>
    <style:style style:name="P39" style:family="paragraph" style:parent-style-name="Table_20_Contents">
      <loext:graphic-properties draw:fill="solid" draw:fill-color="#996699" draw:opacity="100%"/>
      <style:paragraph-properties fo:background-color="#996699"/>
      <style:text-properties officeooo:rsid="0023a003" officeooo:paragraph-rsid="0023a003"/>
    </style:style>
    <style:style style:name="P40" style:family="paragraph" style:parent-style-name="Table_20_Contents">
      <style:paragraph-properties style:snap-to-layout-grid="false"/>
      <style:text-properties officeooo:rsid="001da776" officeooo:paragraph-rsid="001da776" fo:background-color="#ffff00"/>
    </style:style>
    <style:style style:name="P41" style:family="paragraph" style:parent-style-name="Table_20_Contents">
      <style:paragraph-properties style:snap-to-layout-grid="false"/>
      <style:text-properties officeooo:rsid="00245338" officeooo:paragraph-rsid="00245338"/>
    </style:style>
    <style:style style:name="P42" style:family="paragraph" style:parent-style-name="Table_20_Contents">
      <style:text-properties officeooo:rsid="00245338" officeooo:paragraph-rsid="00245338"/>
    </style:style>
    <style:style style:name="P43" style:family="paragraph" style:parent-style-name="Table_20_Contents">
      <style:text-properties officeooo:rsid="00245338" officeooo:paragraph-rsid="002709bd"/>
    </style:style>
    <style:style style:name="P44" style:family="paragraph" style:parent-style-name="Table_20_Contents">
      <style:paragraph-properties style:snap-to-layout-grid="false"/>
      <style:text-properties officeooo:rsid="0025d983" officeooo:paragraph-rsid="0025d983"/>
    </style:style>
    <style:style style:name="P45" style:family="paragraph" style:parent-style-name="Table_20_Contents">
      <style:text-properties officeooo:rsid="0025d983" officeooo:paragraph-rsid="0025d983"/>
    </style:style>
    <style:style style:name="P46" style:family="paragraph" style:parent-style-name="Table_20_Contents">
      <style:paragraph-properties style:snap-to-layout-grid="false"/>
      <style:text-properties officeooo:rsid="002709bd" officeooo:paragraph-rsid="002709bd"/>
    </style:style>
    <style:style style:name="P47" style:family="paragraph" style:parent-style-name="Table_20_Contents">
      <style:paragraph-properties style:snap-to-layout-grid="false"/>
      <style:text-properties officeooo:rsid="002709bd" officeooo:paragraph-rsid="0028b3f8"/>
    </style:style>
    <style:style style:name="P48" style:family="paragraph" style:parent-style-name="Table_20_Contents">
      <style:text-properties officeooo:rsid="002709bd" officeooo:paragraph-rsid="002709bd"/>
    </style:style>
    <style:style style:name="P49" style:family="paragraph" style:parent-style-name="Table_20_Contents">
      <style:text-properties officeooo:rsid="0029ddb9" officeooo:paragraph-rsid="0029ddb9"/>
    </style:style>
    <style:style style:name="P50" style:family="paragraph" style:parent-style-name="Table_20_Contents">
      <style:paragraph-properties style:snap-to-layout-grid="false"/>
      <style:text-properties officeooo:rsid="0029ddb9" officeooo:paragraph-rsid="0029ddb9"/>
    </style:style>
    <style:style style:name="P51" style:family="paragraph" style:parent-style-name="Table_20_Contents">
      <style:text-properties officeooo:rsid="002c5105" officeooo:paragraph-rsid="002c5105"/>
    </style:style>
    <style:style style:name="P52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2c5105" officeooo:paragraph-rsid="002c5105"/>
    </style:style>
    <style:style style:name="P53" style:family="paragraph" style:parent-style-name="Table_20_Contents">
      <loext:graphic-properties draw:fill="solid" draw:fill-color="#ffcc00" draw:opacity="100%"/>
      <style:paragraph-properties fo:background-color="#ffcc00"/>
      <style:text-properties officeooo:rsid="002c5105" officeooo:paragraph-rsid="002c5105"/>
    </style:style>
    <style:style style:name="P54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2fb525" officeooo:paragraph-rsid="002fb525"/>
    </style:style>
    <style:style style:name="P55" style:family="paragraph" style:parent-style-name="Table_20_Contents">
      <style:text-properties officeooo:rsid="0030f794" officeooo:paragraph-rsid="0030f794"/>
    </style:style>
    <style:style style:name="P56" style:family="paragraph" style:parent-style-name="Table_20_Contents">
      <loext:graphic-properties draw:fill="solid" draw:fill-color="#00ccff" draw:opacity="100%"/>
      <style:paragraph-properties fo:background-color="#00ccff"/>
      <style:text-properties officeooo:rsid="0030f794" officeooo:paragraph-rsid="0030f794"/>
    </style:style>
    <style:style style:name="P57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text-autospace="ideograph-alpha" style:punctuation-wrap="hanging" style:line-break="strict" style:snap-to-layout-grid="false" style:writing-mode="lr-tb">
        <style:tab-stops>
          <style:tab-stop style:position="0cm"/>
          <style:tab-stop style:position="5.001cm"/>
        </style:tab-stops>
      </style:paragraph-properties>
      <style:text-properties officeooo:rsid="001da776" officeooo:paragraph-rsid="001da776" fo:hyphenate="false" fo:hyphenation-remain-char-count="2" fo:hyphenation-push-char-count="2"/>
    </style:style>
    <style:style style:name="P58" style:family="paragraph">
      <style:paragraph-properties fo:text-align="center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officeooo:rsid="0023a003" style:font-name-asian="Liberation Serif1" style:font-name-complex="Liberation Serif1"/>
    </style:style>
    <style:style style:name="T3" style:family="text">
      <style:text-properties officeooo:rsid="000fe938"/>
    </style:style>
    <style:style style:name="T4" style:family="text">
      <style:text-properties officeooo:rsid="00129345"/>
    </style:style>
    <style:style style:name="T5" style:family="text">
      <style:text-properties officeooo:rsid="001420a9"/>
    </style:style>
    <style:style style:name="T6" style:family="text">
      <style:text-properties officeooo:rsid="00180967"/>
    </style:style>
    <style:style style:name="T7" style:family="text">
      <style:text-properties officeooo:rsid="001b35f1"/>
    </style:style>
    <style:style style:name="T8" style:family="text">
      <style:text-properties officeooo:rsid="001c58aa"/>
    </style:style>
    <style:style style:name="T9" style:family="text">
      <style:text-properties officeooo:rsid="001da776"/>
    </style:style>
    <style:style style:name="T10" style:family="text">
      <style:text-properties officeooo:rsid="001ee76c"/>
    </style:style>
    <style:style style:name="T11" style:family="text">
      <style:text-properties officeooo:rsid="00226784"/>
    </style:style>
    <style:style style:name="T12" style:family="text">
      <style:text-properties officeooo:rsid="00245338"/>
    </style:style>
    <style:style style:name="T13" style:family="text">
      <style:text-properties officeooo:rsid="0025d983"/>
    </style:style>
    <style:style style:name="T14" style:family="text">
      <style:text-properties officeooo:rsid="002709bd"/>
    </style:style>
    <style:style style:name="T15" style:family="text">
      <style:text-properties officeooo:rsid="0028b3f8"/>
    </style:style>
    <style:style style:name="T16" style:family="text">
      <style:text-properties officeooo:rsid="0029ddb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0f794"/>
    </style:style>
    <style:style style:name="gr1" style:family="graphic">
      <style:graphic-properties draw:textarea-horizontal-align="justify" draw:textarea-vertical-align="middle" draw:auto-grow-height="false" fo:min-height="0.79cm" fo:min-width="0.7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9cm" fo:min-width="1.575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amen pt Licenta,</text:p>
      <text:p text:style-name="Standard"/>
      <text:p text:style-name="Standard">Sesiunea <text:s text:c="6"/>: Iu<text:span text:style-name="T7">nie</text:span> 2016</text:p>
      <text:p text:style-name="Standard">Specializarea: <text:s/>RISE</text:p>
      <text:p text:style-name="Standard"/>
      <text:p text:style-name="Standard">Materii alese : TRI, GEO, <text:span text:style-name="T4">AE</text:span> <text:s/>si Lucrarea de Licenta (LL)</text:p>
      <text:p text:style-name="Standard"/>
      <text:p text:style-name="Standard"/>
      <text:p text:style-name="P10">TRI:</text:p>
      <text:p text:style-name="P10"><text:tab/>28 (JD)</text:p>
      <text:p text:style-name="P10"><text:tab/>30 (SB)</text:p>
      <text:p text:style-name="P10"><text:tab/><text:tab/>TOTAL: 58 <text:span text:style-name="T7">Pagini</text:span></text:p>
      <text:p text:style-name="P10">GEO: </text:p>
      <text:p text:style-name="P10"><text:tab/>29 (PC)</text:p>
      <text:p text:style-name="P10"><text:tab/>35 (FP) </text:p>
      <text:p text:style-name="P10"><text:tab/><text:tab/>TOTAL: 64 Pagini</text:p>
      <text:p text:style-name="P10"/>
      <text:p text:style-name="P8">AE: <text:s/><text:span text:style-name="T6">72 (WL), 36 (TV)</text:span></text:p>
      <text:p text:style-name="P9"><text:span text:style-name="T6"><text:s text:c="9"/>88 (VK),</text:span> 20 <text:span text:style-name="T6">(BM) <text:s/>. </text:span></text:p>
      <text:p text:style-name="P12"><text:tab/><text:tab/>TOTAL: <text:span text:style-name="T11">167</text:span> Pagini <text:s text:c="2"/><text:span text:style-name="T11">(sau 216 ??)</text:span></text:p>
      <text:p text:style-name="Standard"/>
      <text:p text:style-name="Standard">Link general:</text:p>
      <text:p text:style-name="Standard"><text:a xlink:type="simple" xlink:href="http://euro.ubbcluj.ro/studenti/secretariat/informatii-licenta-si-dizertatie/" text:style-name="Internet_20_link" text:visited-style-name="Visited_20_Internet_20_Link"><text:span text:style-name="Internet_20_link">http://euro.ubbcluj.ro/studenti/secretariat/informatii-licenta-si-dizertatie/</text:span></text:a></text:p>
      <text:p text:style-name="Standard"/>
      <text:p text:style-name="P5">Date:</text:p>
      <text:p text:style-name="P7">13 iunie – 17 iunie<text:tab/>: Inscrierea</text:p>
      <text:p text:style-name="P7">27 Iunie<text:tab/><text:tab/>: Examen Scris</text:p>
      <text:p text:style-name="P7">29-<text:span text:style-name="T12">3</text:span>0 Iunie<text:tab/><text:tab/>: Presentarea Licentei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Data</text:p>
          </table:table-cell>
          <table:table-cell table:style-name="Table1.A1" office:value-type="string">
            <text:p text:style-name="Table_20_Contents">Materie</text:p>
          </table:table-cell>
          <table:table-cell table:style-name="Table1.A1" office:value-type="string">
            <text:p text:style-name="Table_20_Contents">Plan studiu</text:p>
          </table:table-cell>
          <table:table-cell table:style-name="Table1.E1" office:value-type="string">
            <text:p text:style-name="Table_20_Contents">Progress <text:span text:style-name="T3">(%)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APRILI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<text:span text:style-name="T1"><text:s/></text:span>4 - <text:s/>8</text:p>
          </table:table-cell>
          <table:table-cell table:style-name="Table1.A2" office:value-type="string">
            <text:p text:style-name="Table_20_Contents"><text:span text:style-name="T1"><text:s/></text:span>PLAN </text:p>
            <text:p text:style-name="Table_20_Contents"><text:span text:style-name="T1"><text:s/></text:span>TRI</text:p>
          </table:table-cell>
          <table:table-cell table:style-name="Table1.A2" office:value-type="string">
            <text:p text:style-name="Table_20_Contents"><text:span text:style-name="T1"><text:s text:c="2"/></text:span>(e.g. Verificat toate sursele , adunat carti si completat planul aici <text:s/>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11 - 15</text:p>
          </table:table-cell>
          <table:table-cell table:style-name="Table1.A2" office:value-type="string">
            <text:p text:style-name="Table_20_Contents"><text:span text:style-name="T1"><text:s/></text:span>TRI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18 - 22</text:p>
          </table:table-cell>
          <table:table-cell table:style-name="Table1.A2" office:value-type="string">
            <text:p text:style-name="Table_20_Contents"><text:span text:style-name="T1"><text:s/></text:span>TRI</text:p>
          </table:table-cell>
          <table:table-cell table:style-name="Table1.A2" office:value-type="string">
            <text:p text:style-name="P1">30 pagini</text:p>
          </table:table-cell>
          <table:table-cell table:style-name="Table1.E2" office:value-type="string">
            <text:p text:style-name="P1">100</text:p>
          </table:table-cell>
        </table:table-row>
        <table:table-row table:style-name="Table1.1"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5 - 29</text:p>
          </table:table-cell>
          <table:table-cell table:style-name="Table1.A2" office:value-type="string">
            <text:p text:style-name="P3"><text:s/>TRI</text:p>
          </table:table-cell>
          <table:table-cell table:style-name="Table1.A2" office:value-type="string">
            <text:p text:style-name="P1">40 pagini</text:p>
          </table:table-cell>
          <table:table-cell table:style-name="Table1.E2" office:value-type="string">
            <text:p text:style-name="P1"><text:span text:style-name="T3">100</text:span> *<text:span text:style-name="T3">(-??)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MAI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<text:span text:style-name="T1"><text:s/></text:span>2 - <text:s/>6</text:p>
          </table:table-cell>
          <table:table-cell table:style-name="Table1.A2" office:value-type="string">
            <text:p text:style-name="Table_20_Contents"><text:span text:style-name="T1"><text:s/></text:span>RECAP+LL</text:p>
          </table:table-cell>
          <table:table-cell table:style-name="Table1.A2" office:value-type="string">
            <text:p text:style-name="P2">Recap + <text:s/>citeste lucrarea de licenta</text:p>
          </table:table-cell>
          <table:table-cell table:style-name="Table1.E2" office:value-type="string">
            <text:p text:style-name="P2"><text:span text:style-name="T7">3</text:span>0</text:p>
          </table:table-cell>
        </table:table-row>
        <table:table-row table:style-name="Table1.1"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<text:span text:style-name="T1"><text:s/></text:span>9 - 13</text:p>
          </table:table-cell>
          <table:table-cell table:style-name="Table1.A2" office:value-type="string">
            <text:p text:style-name="Table_20_Contents">GEO 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4">40</text:p>
          </table:table-cell>
        </table:table-row>
        <table:table-row table:style-name="Table1.1"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16 - 20</text:p>
          </table:table-cell>
          <table:table-cell table:style-name="Table1.A2" office:value-type="string">
            <text:p text:style-name="Table_20_Contents">GEO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4">50</text:p>
          </table:table-cell>
        </table:table-row>
        <table:table-row table:style-name="Table1.1"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23 - <text:span text:style-name="T8">25</text:span></text:p>
          </table:table-cell>
          <table:table-cell table:style-name="Table1.A2" office:value-type="string">
            <text:p text:style-name="Table_20_Contents">GEO <text:span text:style-name="T5">+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4">60</text:p>
          </table:table-cell>
        </table:table-row>
        <table:table-row table:style-name="Table1.1">
          <table:table-cell table:style-name="Table1.A12" office:value-type="string">
            <text:p text:style-name="P19"/>
          </table:table-cell>
          <table:table-cell table:style-name="Table1.A12" office:value-type="string">
            <text:p text:style-name="P21"/>
          </table:table-cell>
          <table:table-cell table:style-name="Table1.A12" office:value-type="string">
            <text:p text:style-name="P21"/>
          </table:table-cell>
          <table:table-cell table:style-name="Table1.A12" office:value-type="string">
            <text:p text:style-name="P22"/>
          </table:table-cell>
          <table:table-cell table:style-name="Table1.E12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5">GEO RECAP</text:p>
          </table:table-cell>
          <table:table-cell table:style-name="Table1.A2" office:value-type="string">
            <text:p text:style-name="P40">64 Pagini: <text:s/>APPROX 16 p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/>
          </table:table-cell>
          <table:table-cell table:style-name="Table1.C15" office:value-type="string">
            <text:p text:style-name="P24"/>
          </table:table-cell>
          <table:table-cell table:style-name="Table1.D14" office:value-type="string">
            <text:p text:style-name="P29"><text:span text:style-name="T10">[1] </text:span>Paul. Claval, Geopolitică şi geostrategie: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><text:span text:style-name="T8">26</text:span> </text:p>
          </table:table-cell>
          <table:table-cell table:style-name="Table1.C15" office:value-type="string">
            <text:p text:style-name="P30"><text:span text:style-name="T10">GEO[</text:span>1<text:span text:style-name="T10">]</text:span></text:p>
          </table:table-cell>
          <table:table-cell table:style-name="Table1.D14" office:value-type="string">
            <text:p text:style-name="P29">Pagini: 23-31; 33-37 <text:s text:c="8"/><text:span text:style-name="T10">(Total: 14)</text:span></text:p>
          </table:table-cell>
          <table:table-cell table:style-name="Table1.E2" office:value-type="string">
            <text:p text:style-name="P1"/>
          </table:table-cell>
        </table:table-row>
        <text:soft-page-break/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3">27</text:p>
          </table:table-cell>
          <table:table-cell table:style-name="Table1.C16" office:value-type="string">
            <text:p text:style-name="P29"><text:span text:style-name="T10">GEO[</text:span>1<text:span text:style-name="T10">]</text:span></text:p>
          </table:table-cell>
          <table:table-cell table:style-name="Table1.D14" office:value-type="string">
            <text:p text:style-name="P57">Pagini: 40-54 <text:s text:c="19"/><text:span text:style-name="T10">(Total: 15)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3"/>
          </table:table-cell>
          <table:table-cell table:style-name="Table1.C16" office:value-type="string">
            <text:p text:style-name="P29"/>
          </table:table-cell>
          <table:table-cell table:style-name="Table1.D17" office:value-type="string">
            <text:p text:style-name="P29"><text:span text:style-name="T10">[2] </text:span>Frank P. Sempa. Geopolitics. From the Cold War to the 21st Century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3">28</text:p>
          </table:table-cell>
          <table:table-cell table:style-name="Table1.C16" office:value-type="string">
            <text:p text:style-name="P29"><text:span text:style-name="T10">GEO[</text:span>2<text:span text:style-name="T10">]</text:span></text:p>
          </table:table-cell>
          <table:table-cell table:style-name="Table1.D17" office:value-type="string">
            <text:p text:style-name="P31">Pagini: 65-82 <text:s text:c="19"/>(Total 18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8">29 --</text:p>
          </table:table-cell>
          <table:table-cell table:style-name="Table1.C19" office:value-type="string">
            <text:p text:style-name="P31">break</text:p>
          </table:table-cell>
          <table:table-cell table:style-name="Table1.C19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9">9</text:p>
          </table:table-cell>
          <table:table-cell table:style-name="Table1.A2" office:value-type="string">
            <text:p text:style-name="P28">30</text:p>
          </table:table-cell>
          <table:table-cell table:style-name="Table1.C16" office:value-type="string">
            <text:p text:style-name="P31">GEO[2]</text:p>
          </table:table-cell>
          <table:table-cell table:style-name="Table1.D17" office:value-type="string">
            <text:p text:style-name="P31">Pagini: 83-100 <text:s text:c="16"/>(Total 18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8">31</text:p>
          </table:table-cell>
          <table:table-cell table:style-name="Table1.C21" office:value-type="string">
            <text:p text:style-name="P28">LL</text:p>
          </table:table-cell>
          <table:table-cell table:style-name="Table1.C21" office:value-type="string">
            <text:p text:style-name="P31">Citeste Lucratea de licenta + Correctii (BEN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IU<text:span text:style-name="T9">NIE</text:span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3">AE STUDIU</text:p>
          </table:table-cell>
          <table:table-cell table:style-name="Table1.A2" office:value-type="string">
            <text:p text:style-name="P36">167 Pagini. APPROX <text:span text:style-name="T12">20 </text:span>Pagini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5" office:value-type="string">
            <text:p text:style-name="P42"/>
          </table:table-cell>
          <table:table-cell table:style-name="Table1.D17" office:value-type="string">
            <text:p text:style-name="P41"><text:span text:style-name="T13">[1.1] </text:span>Inventing Eastern Europe, Cap 1,2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5" office:value-type="string">
            <text:p text:style-name="P45"/>
          </table:table-cell>
          <table:table-cell table:style-name="Table1.D17" office:value-type="string">
            <text:p text:style-name="P44">[1.2] Todorova, Maria, The Balkans: From Discovery to Invention ...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pan text:style-name="T2">1</text:span></text:p>
          </table:table-cell>
          <table:table-cell table:style-name="Table1.C25" office:value-type="string">
            <text:p text:style-name="P45">AE[1.1]</text:p>
          </table:table-cell>
          <table:table-cell table:style-name="Table1.D17" office:value-type="string">
            <text:p text:style-name="P41">Cap1, P 1-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2</text:p>
          </table:table-cell>
          <table:table-cell table:style-name="Table1.C25" office:value-type="string">
            <text:p text:style-name="P45">AE[1.1]</text:p>
          </table:table-cell>
          <table:table-cell table:style-name="Table1.D17" office:value-type="string">
            <text:p text:style-name="P44">Cap1, P 22-33. Cap 2 P 1-10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3</text:p>
          </table:table-cell>
          <table:table-cell table:style-name="Table1.C25" office:value-type="string">
            <text:p text:style-name="P45">AE[1.1], [1.2]</text:p>
          </table:table-cell>
          <table:table-cell table:style-name="Table1.D17" office:value-type="string">
            <text:p text:style-name="P44">Cap2, P 11-3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4</text:p>
          </table:table-cell>
          <table:table-cell table:style-name="Table1.C25" office:value-type="string">
            <text:p text:style-name="P45">AE[1.2]</text:p>
          </table:table-cell>
          <table:table-cell table:style-name="Table1.D17" office:value-type="string">
            <text:p text:style-name="P44">Cap2, P 31-39 <text:s/>+ <text:s/>AE[1.2] P1-1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5</text:p>
          </table:table-cell>
          <table:table-cell table:style-name="Table1.C31" office:value-type="string">
            <text:p text:style-name="P38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37">10</text:p>
          </table:table-cell>
          <table:table-cell table:style-name="Table1.A2" office:value-type="string">
            <text:p text:style-name="P37">6</text:p>
          </table:table-cell>
          <table:table-cell table:style-name="Table1.C21" office:value-type="string">
            <text:p text:style-name="P42">LL</text:p>
          </table:table-cell>
          <table:table-cell table:style-name="Table1.C21" office:value-type="string">
            <text:p text:style-name="P1"><text:s/><text:span text:style-name="T12">Lucrearea de Licenta + Presentare 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7</text:p>
          </table:table-cell>
          <table:table-cell table:style-name="Table1.C25" office:value-type="string">
            <text:p text:style-name="P45">AE[<text:span text:style-name="T15">1</text:span>.<text:span text:style-name="T15">2</text:span>], <text:span text:style-name="T15">[2.1]</text:span></text:p>
          </table:table-cell>
          <table:table-cell table:style-name="Table1.D33" office:value-type="string">
            <text:p text:style-name="P1"><text:s/><text:span text:style-name="T13">AE[1.2] P11-P30 <text:s/>+ RECAP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/>
          </table:table-cell>
          <table:table-cell table:style-name="Table1.C25" office:value-type="string">
            <text:p text:style-name="P45"/>
          </table:table-cell>
          <table:table-cell table:style-name="Table1.D33" office:value-type="string">
            <text:p text:style-name="P46">[2.1] What Was Socialism and What Comes Next, Cap 1, 5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/>
          </table:table-cell>
          <table:table-cell table:style-name="Table1.C25" office:value-type="string">
            <text:p text:style-name="P45"/>
          </table:table-cell>
          <table:table-cell table:style-name="Table1.D33" office:value-type="string">
            <text:p text:style-name="P47">[2.2] <text:span text:style-name="T15">Anthropology in Postsocialist Europe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8</text:p>
          </table:table-cell>
          <table:table-cell table:style-name="Table1.C25" office:value-type="string">
            <text:p text:style-name="P49">AE[2.1] +</text:p>
          </table:table-cell>
          <table:table-cell table:style-name="Table1.D33" office:value-type="string">
            <text:p text:style-name="P50">Cap1: P 1-16 , Cap5: P 1-5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9</text:p>
          </table:table-cell>
          <table:table-cell table:style-name="Table1.C25" office:value-type="string">
            <text:p text:style-name="P49">AE[2.1]</text:p>
          </table:table-cell>
          <table:table-cell table:style-name="Table1.D33" office:value-type="string">
            <text:p text:style-name="P50">Cap5: P 6-29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0</text:p>
          </table:table-cell>
          <table:table-cell table:style-name="Table1.C25" office:value-type="string">
            <text:p text:style-name="P49">AE[2.2]</text:p>
          </table:table-cell>
          <table:table-cell table:style-name="Table1.D33" office:value-type="string">
            <text:p text:style-name="P50">P 1-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1</text:p>
          </table:table-cell>
          <table:table-cell table:style-name="Table1.C25" office:value-type="string">
            <text:p text:style-name="P49">RECAP</text:p>
          </table:table-cell>
          <table:table-cell table:style-name="Table1.D33" office:value-type="string">
            <text:p text:style-name="P1"><text:s/><text:span text:style-name="T16">Recap all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2</text:p>
          </table:table-cell>
          <table:table-cell table:style-name="Table1.A2" office:value-type="string">
            <text:p text:style-name="P37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41" office:value-type="string">
            <text:p text:style-name="P26">TRI RECAP</text:p>
          </table:table-cell>
          <table:table-cell table:style-name="Table1.A2" office:value-type="string">
            <text:p text:style-name="P35">58 Pagini, APPROX 10 Pagini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13 </text:p>
          </table:table-cell>
          <table:table-cell table:style-name="Table1.C41" office:value-type="string">
            <text:p text:style-name="P37">TRI-[1]</text:p>
          </table:table-cell>
          <table:table-cell table:style-name="Table1.A2" office:value-type="string">
            <text:p text:style-name="P35">[1] , P <text:s/>1 - 1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4</text:p>
          </table:table-cell>
          <table:table-cell table:style-name="Table1.C41" office:value-type="string">
            <text:p text:style-name="P39">TRI-[1]</text:p>
          </table:table-cell>
          <table:table-cell table:style-name="Table1.A2" office:value-type="string">
            <text:p text:style-name="P35">[1], <text:s/>P 11- 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5</text:p>
          </table:table-cell>
          <table:table-cell table:style-name="Table1.C41" office:value-type="string">
            <text:p text:style-name="P37">TRI-[1]</text:p>
          </table:table-cell>
          <table:table-cell table:style-name="Table1.A2" office:value-type="string">
            <text:p text:style-name="P35">[1], P 21 – 28. RECAP [1]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6</text:p>
          </table:table-cell>
          <table:table-cell table:style-name="Table1.C41" office:value-type="string">
            <text:p text:style-name="P37">TRI-[2]</text:p>
          </table:table-cell>
          <table:table-cell table:style-name="Table1.A2" office:value-type="string">
            <text:p text:style-name="P41">[2], <text:s/>P <text:s text:c="2"/>1 - 10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7</text:p>
          </table:table-cell>
          <table:table-cell table:style-name="Table1.C41" office:value-type="string">
            <text:p text:style-name="P37">TRI-[2]</text:p>
          </table:table-cell>
          <table:table-cell table:style-name="Table1.A2" office:value-type="string">
            <text:p text:style-name="P41">[2], <text:s/>P 11 - 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8</text:p>
          </table:table-cell>
          <table:table-cell table:style-name="Table1.C41" office:value-type="string">
            <text:p text:style-name="P37">TRI-[2]</text:p>
          </table:table-cell>
          <table:table-cell table:style-name="Table1.A2" office:value-type="string">
            <text:p text:style-name="P41">[2], <text:s/>P 21 – 30. RECAP <text:s/>[2]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19</text:p>
          </table:table-cell>
          <table:table-cell table:style-name="Table1.A2" office:value-type="string">
            <text:p text:style-name="P37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20 </text:p>
          </table:table-cell>
          <table:table-cell table:style-name="Table1.C16" office:value-type="string">
            <text:p text:style-name="P42">GEO[1] <text:span text:style-name="T14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21</text:p>
          </table:table-cell>
          <table:table-cell table:style-name="Table1.C16" office:value-type="string">
            <text:p text:style-name="P43">GEO[2] <text:span text:style-name="T14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22</text:p>
          </table:table-cell>
          <table:table-cell table:style-name="Table1.C25" office:value-type="string">
            <text:p text:style-name="P43">AE[1] <text:span text:style-name="T14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23</text:p>
          </table:table-cell>
          <table:table-cell table:style-name="Table1.C25" office:value-type="string">
            <text:p text:style-name="P43">AE[2] <text:span text:style-name="T14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24</text:p>
          </table:table-cell>
          <table:table-cell table:style-name="Table1.C41" office:value-type="string">
            <text:p text:style-name="P43">TRI[1] <text:span text:style-name="T14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25</text:p>
          </table:table-cell>
          <table:table-cell table:style-name="Table1.C41" office:value-type="string">
            <text:p text:style-name="P43">TRI[2] <text:span text:style-name="T14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26</text:p>
          </table:table-cell>
          <table:table-cell table:style-name="Table1.C55" office:value-type="string">
            <text:p text:style-name="P37">Last <text:span text:style-name="T14">RECAP</text:span></text:p>
          </table:table-cell>
          <table:table-cell table:style-name="Table1.C55" office:value-type="string">
            <text:p text:style-name="P1"/>
          </table:table-cell>
          <table:table-cell table:style-name="Table1.E55" office:value-type="string">
            <text:p text:style-name="P1"/>
          </table:table-cell>
        </table:table-row>
        <table:table-row table:style-name="Table1.1">
          <table:table-cell table:style-name="Table1.A56" office:value-type="string">
            <text:p text:style-name="Table_20_Contents"/>
          </table:table-cell>
          <table:table-cell table:style-name="Table1.A56" office:value-type="string">
            <text:p text:style-name="P37">27</text:p>
          </table:table-cell>
          <table:table-cell table:style-name="Table1.A56" office:value-type="string">
            <text:p text:style-name="P42">EXAM<text:span text:style-name="T14">EN</text:span></text:p>
          </table:table-cell>
          <table:table-cell table:style-name="Table1.A56" office:value-type="string">
            <text:p text:style-name="P1"/>
          </table:table-cell>
          <table:table-cell table:style-name="Table1.E56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28</text:p>
          </table:table-cell>
          <table:table-cell table:style-name="Table1.C21" office:value-type="string">
            <text:p text:style-name="P42">LL</text:p>
          </table:table-cell>
          <table:table-cell table:style-name="Table1.C21" office:value-type="string">
            <text:p text:style-name="P1"><text:s/><text:span text:style-name="T12">Recap Lucrare de licenta. Presentare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56" office:value-type="string">
            <text:p text:style-name="Table_20_Contents"/>
          </table:table-cell>
          <table:table-cell table:style-name="Table1.A56" office:value-type="string">
            <text:p text:style-name="P37">29</text:p>
          </table:table-cell>
          <table:table-cell table:style-name="Table1.A56" office:value-type="string">
            <text:p text:style-name="P48">PREZENTARE</text:p>
          </table:table-cell>
          <table:table-cell table:style-name="Table1.A56" office:value-type="string">
            <text:p text:style-name="P1"/>
          </table:table-cell>
          <table:table-cell table:style-name="Table1.E56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51"><draw:custom-shape text:anchor-type="paragraph" draw:z-index="0" draw:name="Shape1" draw:style-name="gr1" draw:text-style-name="P58" svg:width="1.116cm" svg:height="1.116cm" svg:x="-0.252cm" svg:y="3.7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</text:p>
          </table:table-cell>
          <table:table-cell table:style-name="Table2.A1" office:value-type="string">
            <text:p text:style-name="P51">M</text:p>
          </table:table-cell>
          <table:table-cell table:style-name="Table2.A1" office:value-type="string">
            <text:p text:style-name="P51">M</text:p>
          </table:table-cell>
          <table:table-cell table:style-name="Table2.A1" office:value-type="string">
            <text:p text:style-name="P51">J</text:p>
          </table:table-cell>
          <table:table-cell table:style-name="Table2.A1" office:value-type="string">
            <text:p text:style-name="P51">V</text:p>
          </table:table-cell>
          <table:table-cell table:style-name="Table2.A1" office:value-type="string">
            <text:p text:style-name="P51">S</text:p>
          </table:table-cell>
          <table:table-cell table:style-name="Table2.A1" office:value-type="string">
            <text:p text:style-name="P51">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51">26</text:p>
          </table:table-cell>
          <table:table-cell table:style-name="Table2.D2" office:value-type="string">
            <text:p text:style-name="P51">27</text:p>
          </table:table-cell>
          <table:table-cell table:style-name="Table2.D2" office:value-type="string">
            <text:p text:style-name="P51">28</text:p>
          </table:table-cell>
          <table:table-cell table:style-name="Table2.G2" office:value-type="string">
            <text:p text:style-name="P51">29</text:p>
          </table:table-cell>
        </table:table-row>
        <table:table-row>
          <table:table-cell table:style-name="Table2.A3" office:value-type="string">
            <text:p text:style-name="P51">30</text:p>
          </table:table-cell>
          <table:table-cell table:style-name="Table2.B3" office:value-type="string">
            <text:p text:style-name="P51">31</text:p>
          </table:table-cell>
          <table:table-cell table:style-name="Table2.C3" office:value-type="string">
            <text:p text:style-name="P51">1</text:p>
          </table:table-cell>
          <table:table-cell table:style-name="Table2.C3" office:value-type="string">
            <text:p text:style-name="P51">2</text:p>
          </table:table-cell>
          <table:table-cell table:style-name="Table2.C3" office:value-type="string">
            <text:p text:style-name="P51">3</text:p>
          </table:table-cell>
          <table:table-cell table:style-name="Table2.C3" office:value-type="string">
            <text:p text:style-name="P51">4</text:p>
          </table:table-cell>
          <table:table-cell table:style-name="Table2.G2" office:value-type="string">
            <text:p text:style-name="P51">5</text:p>
          </table:table-cell>
        </table:table-row>
        <table:table-row>
          <table:table-cell table:style-name="Table2.C3" office:value-type="string">
            <text:p text:style-name="P51">6</text:p>
          </table:table-cell>
          <table:table-cell table:style-name="Table2.C3" office:value-type="string">
            <text:p text:style-name="P51">7</text:p>
          </table:table-cell>
          <table:table-cell table:style-name="Table2.C3" office:value-type="string">
            <text:p text:style-name="P51">8</text:p>
          </table:table-cell>
          <table:table-cell table:style-name="Table2.C3" office:value-type="string">
            <text:p text:style-name="P51">9</text:p>
          </table:table-cell>
          <table:table-cell table:style-name="Table2.C3" office:value-type="string">
            <text:p text:style-name="P51">10</text:p>
          </table:table-cell>
          <table:table-cell table:style-name="Table2.C3" office:value-type="string">
            <text:p text:style-name="P51">11</text:p>
          </table:table-cell>
          <table:table-cell table:style-name="Table2.G2" office:value-type="string">
            <text:p text:style-name="P51">12</text:p>
          </table:table-cell>
        </table:table-row>
        <table:table-row>
          <table:table-cell table:style-name="Table2.A5" office:value-type="string">
            <text:p text:style-name="P51">13</text:p>
          </table:table-cell>
          <table:table-cell table:style-name="Table2.A5" office:value-type="string">
            <text:p text:style-name="P51">14</text:p>
          </table:table-cell>
          <table:table-cell table:style-name="Table2.A5" office:value-type="string">
            <text:p text:style-name="P51">15</text:p>
          </table:table-cell>
          <table:table-cell table:style-name="Table2.A5" office:value-type="string">
            <text:p text:style-name="P51">16</text:p>
          </table:table-cell>
          <table:table-cell table:style-name="Table2.A5" office:value-type="string">
            <text:p text:style-name="P51">17</text:p>
          </table:table-cell>
          <table:table-cell table:style-name="Table2.A5" office:value-type="string">
            <text:p text:style-name="P51">18</text:p>
          </table:table-cell>
          <table:table-cell table:style-name="Table2.A2" office:value-type="string">
            <text:p text:style-name="P51">19</text:p>
          </table:table-cell>
        </table:table-row>
        <table:table-row>
          <table:table-cell table:style-name="Table2.A3" office:value-type="string">
            <text:p text:style-name="P51"><draw:custom-shape text:anchor-type="paragraph" draw:z-index="1" draw:name="Shape1" draw:style-name="gr1" draw:text-style-name="P58" svg:width="1.116cm" svg:height="1.116cm" svg:x="1.827cm" svg:y="0.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20</text:p>
          </table:table-cell>
          <table:table-cell table:style-name="Table2.A3" office:value-type="string">
            <text:p text:style-name="P51">21</text:p>
          </table:table-cell>
          <table:table-cell table:style-name="Table2.C3" office:value-type="string">
            <text:p text:style-name="P51">22</text:p>
          </table:table-cell>
          <table:table-cell table:style-name="Table2.C3" office:value-type="string">
            <text:p text:style-name="P51">23</text:p>
          </table:table-cell>
          <table:table-cell table:style-name="Table2.A5" office:value-type="string">
            <text:p text:style-name="P51">24</text:p>
          </table:table-cell>
          <table:table-cell table:style-name="Table2.A5" office:value-type="string">
            <text:p text:style-name="P51">25</text:p>
          </table:table-cell>
          <table:table-cell table:style-name="Table2.G6" office:value-type="string">
            <text:p text:style-name="P52">26</text:p>
          </table:table-cell>
        </table:table-row>
        <table:table-row>
          <table:table-cell table:style-name="Table2.A7" office:value-type="string">
            <text:p text:style-name="P27">27</text:p>
          </table:table-cell>
          <table:table-cell table:style-name="Table2.B3" office:value-type="string">
            <text:p text:style-name="P53">28</text:p>
          </table:table-cell>
          <table:table-cell table:style-name="Table2.A7" office:value-type="string">
            <text:p text:style-name="P27">29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draw:custom-shape text:anchor-type="paragraph" draw:z-index="2" draw:name="Shape1" draw:style-name="gr2" draw:text-style-name="P58" svg:width="2.225cm" svg:height="1.116cm" svg:x="4.106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office:value-type="string">
            <text:p text:style-name="P56">GEO</text:p>
          </table:table-cell>
          <table:table-cell table:style-name="Table3.B1" office:value-type="string">
            <text:p text:style-name="P55">AE</text:p>
          </table:table-cell>
          <table:table-cell table:style-name="Table3.C1" office:value-type="string">
            <text:p text:style-name="Table_20_Contents"><text:s/><text:span text:style-name="T18">TRI</text:span></text:p>
          </table:table-cell>
          <table:table-cell table:style-name="Table3.D1" office:value-type="string">
            <text:p text:style-name="Table_20_Contents"><text:s/><text:span text:style-name="T18">LL</text:span></text:p>
          </table:table-cell>
          <table:table-cell table:style-name="Table3.E1" office:value-type="string">
            <text:p text:style-name="Table_20_Contents"><text:s/><text:span text:style-name="T18">EXAM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AU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cm"/>
          <style:tab-stop style:position="5.001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9:37:25.929978500</meta:creation-date>
    <dc:date>2016-05-26T16:28:14.056584909</dc:date>
    <meta:editing-cycles>21</meta:editing-cycles>
    <meta:editing-duration>PT1H34M14S</meta:editing-duration>
    <meta:generator>LibreOffice/5.1.2.2$Linux_X86_64 LibreOffice_project/10m0$Build-2</meta:generator>
    <meta:document-statistic meta:table-count="3" meta:image-count="0" meta:object-count="0" meta:page-count="3" meta:paragraph-count="220" meta:word-count="461" meta:character-count="2203" meta:non-whitespace-character-count="1818"/>
  </office:meta>
</office:document-meta>
</file>